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0.397cm"/>
    </style:style>
    <style:style style:name="co5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98cm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3" style:family="table" style:master-page-name="PageStyle_5f_Março">
      <style:table-properties table:display="true" style:writing-mode="lr-tb"/>
    </style:style>
    <style:style style:name="ta4" style:family="table" style:master-page-name="PageStyle_5f_Abril">
      <style:table-properties table:display="true" style:writing-mode="lr-tb"/>
    </style:style>
    <style:style style:name="ta5" style:family="table" style:master-page-name="PageStyle_5f_Maio">
      <style:table-properties table:display="true" style:writing-mode="lr-tb"/>
    </style:style>
    <style:style style:name="ta6" style:family="table" style:master-page-name="PageStyle_5f_Junho">
      <style:table-properties table:display="true" style:writing-mode="lr-tb"/>
    </style:style>
    <style:style style:name="ta7" style:family="table" style:master-page-name="PageStyle_5f_Julho">
      <style:table-properties table:display="true" style:writing-mode="lr-tb"/>
    </style:style>
    <style:style style:name="ta8" style:family="table" style:master-page-name="PageStyle_5f_Agosto">
      <style:table-properties table:display="true" style:writing-mode="lr-tb"/>
    </style:style>
    <style:style style:name="ta9" style:family="table" style:master-page-name="PageStyle_5f_Setembro">
      <style:table-properties table:display="true" style:writing-mode="lr-tb"/>
    </style:style>
    <style:style style:name="ta10" style:family="table" style:master-page-name="PageStyle_5f_Outubro">
      <style:table-properties table:display="true" style:writing-mode="lr-tb"/>
    </style:style>
    <style:style style:name="ta11" style:family="table" style:master-page-name="PageStyle_5f_Novembro">
      <style:table-properties table:display="true" style:writing-mode="lr-tb"/>
    </style:style>
    <style:style style:name="ta12" style:family="table" style:master-page-name="PageStyle_5f_Dezembro">
      <style:table-properties table:display="true" style:writing-mode="lr-tb"/>
    </style:style>
    <style:style style:name="ta13" style:family="table" style:master-page-name="PageStyle_5f_Janeiro">
      <style:table-properties table:display="true" style:writing-mode="lr-tb"/>
    </style:style>
    <style:style style:name="ta14" style:family="table" style:master-page-name="PageStyle_5f_Fevereiro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5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eiro" table:style-name="ta13">
        <office:forms form:automatic-focus="false" form:apply-design-mode="false"/>
        <table:table-column table:style-name="co2" table:number-columns-repeated="7" table:default-cell-style-name="ce11"/>
        <table:table-column table:style-name="co3" table:default-cell-style-name="ce11"/>
        <table:table-column table:style-name="co2" table:number-columns-repeated="1016" table:default-cell-style-name="ce11"/>
        <table:table-row table:style-name="ro1">
          <table:table-cell table:style-name="ce10" table:number-columns-spanned="8" table:number-rows-spanned="1"/>
          <table:covered-table-cell table:number-columns-repeated="7" table:style-name="ce1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Janeiro de 2017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Data: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Entrada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Saida</text:p>
          </table:table-cell>
          <table:covered-table-cell table:style-name="ce12"/>
          <table:table-cell table:style-name="ce17" office:value-type="string" calcext:value-type="string">
            <text:p>Observação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7-01-31" calcext:value-type="date" table:number-columns-spanned="3" table:number-rows-spanned="1">
            <text:p>31/1/2017</text:p>
          </table:table-cell>
          <table:covered-table-cell table:number-columns-repeated="2" table:style-name="ce13"/>
          <table:table-cell table:style-name="ce14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 office:value-type="string" calcext:value-type="string">
            <text:p>Mensalidade</text:p>
          </table:table-cell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12"/>
          <table:table-cell table:style-name="ce14" table:formula="of:=SUM([.D6];[.D7];[.D8];[.D9];[.D10];[.D11];[.D12];[.D13];[.D14];[.D15];[.D16];)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12"/>
          <table:table-cell table:style-name="ce14" table:formula="of:=SUM([.F6];[.F7];[.F8];[.F9];[.F10];[.F11];[.F12];[.F13];[.F14];[.F15];[.F16];)" office:value-type="float" office:value="0" calcext:value-type="float" table:number-columns-spanned="2" table:number-rows-spanned="1">
            <text:p>R$ 0.00</text:p>
          </table:table-cell>
          <table:covered-table-cell table:style-name="ce14"/>
          <table:table-cell table:number-columns-repeated="1019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12"/>
          <table:table-cell table:style-name="ce14" table:formula="of:=[.D19]-[.D20]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12"/>
          <table:table-cell table:style-name="ce14" office:value-type="float" office:value="0" calcext:value-type="float" table:number-columns-spanned="2" table:number-rows-spanned="1">
            <text:p>R$ 0.00</text:p>
          </table:table-cell>
          <table:covered-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12"/>
          <table:table-cell table:style-name="ce14" table:formula="of:=SUM([.D22];[.D25];)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/>
          <table:table-cell table:style-name="ce16"/>
          <table:table-cell table:number-columns-repeated="1017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vereiro" table:style-name="ta14">
        <office:forms form:automatic-focus="false" form:apply-design-mode="false"/>
        <table:table-column table:style-name="co2" table:number-columns-repeated="4" table:default-cell-style-name="ce11"/>
        <table:table-column table:style-name="co4" table:default-cell-style-name="ce11"/>
        <table:table-column table:style-name="co2" table:default-cell-style-name="ce11"/>
        <table:table-column table:style-name="co5" table:visibility="collapse" table:default-cell-style-name="ce11"/>
        <table:table-column table:style-name="co7" table:default-cell-style-name="ce11"/>
        <table:table-column table:style-name="co2" table:number-columns-repeated="1016" table:default-cell-style-name="ce11"/>
        <table:table-row table:style-name="ro1">
          <table:table-cell table:style-name="ce10" table:number-columns-spanned="8" table:number-rows-spanned="1"/>
          <table:covered-table-cell table:number-columns-repeated="7" table:style-name="ce1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Fevereiro de 2017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Data: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Entrada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Saida</text:p>
          </table:table-cell>
          <table:covered-table-cell table:style-name="ce12"/>
          <table:table-cell table:style-name="ce17" office:value-type="string" calcext:value-type="string">
            <text:p>Observação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7-02-06" calcext:value-type="date" table:number-columns-spanned="3" table:number-rows-spanned="1">
            <text:p>6/2/2017</text:p>
          </table:table-cell>
          <table:covered-table-cell table:number-columns-repeated="2" table:style-name="ce13"/>
          <table:table-cell table:style-name="ce14" office:value-type="float" office:value="5" calcext:value-type="float" table:number-columns-spanned="2" table:number-rows-spanned="1">
            <text:p>R$ 5.00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 office:value-type="string" calcext:value-type="string">
            <text:p>Mensalidade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7-02-18" calcext:value-type="date" table:number-columns-spanned="3" table:number-rows-spanned="1">
            <text:p>18/2/2017</text:p>
          </table:table-cell>
          <table:covered-table-cell table:number-columns-repeated="2" table:style-name="ce13"/>
          <table:table-cell table:style-name="ce14" office:value-type="float" office:value="6" calcext:value-type="float" table:number-columns-spanned="2" table:number-rows-spanned="1">
            <text:p>R$ 6.00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 office:value-type="string" calcext:value-type="string">
            <text:p>Mensalidade</text:p>
          </table:table-cell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12"/>
          <table:table-cell table:style-name="ce14" table:formula="of:=SUM([.D6];[.D7];[.D8];[.D9];[.D10];[.D11];[.D12];[.D13];[.D14];[.D15];[.D16];)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12"/>
          <table:table-cell table:style-name="ce14" table:formula="of:=SUM([.F6];[.F7];[.F8];[.F9];[.F10];[.F11];[.F12];[.F13];[.F14];[.F15];[.F16];)" office:value-type="float" office:value="0" calcext:value-type="float" table:number-columns-spanned="2" table:number-rows-spanned="1">
            <text:p>R$ 0.00</text:p>
          </table:table-cell>
          <table:covered-table-cell table:style-name="ce14"/>
          <table:table-cell table:number-columns-repeated="1019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12"/>
          <table:table-cell table:style-name="ce14" table:formula="of:=[.D19]-[.D20]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12"/>
          <table:table-cell table:style-name="ce14" office:value-type="float" office:value="11" calcext:value-type="float" table:number-columns-spanned="2" table:number-rows-spanned="1">
            <text:p>R$ 11.00</text:p>
          </table:table-cell>
          <table:covered-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12"/>
          <table:table-cell table:style-name="ce14" table:formula="of:=SUM([.D22];[.D25];)" office:value-type="float" office:value="22" calcext:value-type="float" table:number-columns-spanned="2" table:number-rows-spanned="1">
            <text:p>R$ 22.00</text:p>
          </table:table-cell>
          <table:covered-table-cell table:style-name="ce14"/>
          <table:table-cell/>
          <table:table-cell table:style-name="ce16"/>
          <table:table-cell table:number-columns-repeated="1017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rço" table:style-name="ta3">
        <table:table-column table:style-name="co6" table:number-columns-repeated="1024" table:default-cell-style-name="ce2"/>
        <table:table-row table:style-name="ro1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7" table:number-rows-spanned="1">
            <text:p>Març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4">
        <table:table-column table:style-name="co6" table:number-columns-repeated="1024" table:default-cell-style-name="ce2"/>
        <table:table-row table:style-name="ro1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7" table:number-rows-spanned="1">
            <text:p>Abril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o" table:style-name="ta5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Mai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6"/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/>
          <table:table-cell table:style-name="ce7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ho" table:style-name="ta6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Junh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ho" table:style-name="ta7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Julh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osto" table:style-name="ta8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Agost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embro" table:style-name="ta9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Setem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ubro" table:style-name="ta10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Outu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ro" table:style-name="ta11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Novem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zembro" table:style-name="ta12">
        <table:table-column table:style-name="co6" table:number-columns-repeated="1024" table:default-cell-style-name="ce2"/>
        <table:table-row table:style-name="ro4">
          <table:table-cell table:style-name="ce9" table:number-columns-spanned="7" table:number-rows-spanned="1"/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7" table:number-rows-spanned="1">
            <text:p>Dezembro de 2017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Data: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Entrad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aida</text:p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e Entrada:</text:p>
          </table:table-cell>
          <table:covered-table-cell table:number-columns-repeated="2" table:style-name="ce3"/>
          <table:table-cell table:style-name="ce5" table:formula="of:=SUM([.D6];[.D7];[.D8];[.D9];[.D10];[.D11];[.D12];[.D13];[.D14];[.D15];[.D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de Saida:</text:p>
          </table:table-cell>
          <table:covered-table-cell table:number-columns-repeated="2" table:style-name="ce3"/>
          <table:table-cell table:style-name="ce5" table:formula="of:=SUM([.F6];[.F7];[.F8];[.F9];[.F10];[.F11];[.F12];[.F13];[.F14];[.F15];[.F16];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do mês:</text:p>
          </table:table-cell>
          <table:covered-table-cell table:number-columns-repeated="2" table:style-name="ce3"/>
          <table:table-cell table:style-name="ce5" table:formula="of:=[.D19]-[.D20]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 mês Anterior:</text:p>
          </table:table-cell>
          <table:covered-table-cell table:number-columns-repeated="2" table:style-name="ce3"/>
          <table:table-cell table:style-name="ce5" table:number-columns-spanned="2" table:number-rows-spanned="1"/>
          <table:covered-table-cell table:style-name="ce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Total Geral:</text:p>
          </table:table-cell>
          <table:covered-table-cell table:number-columns-repeated="2" table:style-name="ce3"/>
          <table:table-cell table:style-name="ce5" table:formula="of:=SUM([.D22];[.D25])" office:value-type="float" office:value="0" calcext:value-type="float" table:number-columns-spanned="2" table:number-rows-spanned="1">
            <text:p>R$ 0,00</text:p>
          </table:table-cell>
          <table:covered-table-cell table:style-name="ce5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date-style style:name="N116">
      <number:day/>
      <number:text>/</number:text>
      <number:month/>
      <number:text>/</number:text>
      <number:year number:style="long"/>
    </number:date-style>
    <number:number-style style:name="N117">
      <number:text>R$ </number:text>
      <number:number number:decimal-places="2" number:min-integer-digits="1" number:grouping="true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20:11:40.991008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ço" style:display-name="PageStyle_Març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o" style:display-name="PageStyle_Ma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il" style:display-name="PageStyle_Abr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ereiro" style:display-name="PageStyle_Fevereir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nho" style:display-name="PageStyle_Junh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embro" style:display-name="PageStyle_Setem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sto" style:display-name="PageStyle_Agos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eiro" style:display-name="PageStyle_Janeir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ho" style:display-name="PageStyle_Julh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embro" style:display-name="PageStyle_Novem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ubro" style:display-name="PageStyle_Outub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embro" style:display-name="PageStyle_Dezembr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4T16:01:22</meta:creation-date>
    <meta:initial-creator>lazarone.santana</meta:initial-creator>
    <dc:language>pt-BR</dc:language>
    <dc:date>2017-02-12T20:13:59.551284191</dc:date>
    <meta:editing-cycles>20</meta:editing-cycles>
    <meta:editing-duration>PT12M19S</meta:editing-duration>
    <meta:generator>LibreOffice/4.3.3.2$Linux_ARM_EABI LibreOffice_project/430m0$Build-2</meta:generator>
    <meta:document-statistic meta:table-count="12" meta:cell-count="17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